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91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string" table:style-name="ce2">
            <text:p>0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string" table:style-name="ce2">
            <text:p>0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string" table:style-name="ce2">
            <text:p>003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string" table:style-name="ce2">
            <text:p>00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Chris Bartak</meta:initial-creator>
    <dc:creator>Will Ayd</dc:creator>
    <meta:creation-date>2015-08-31T19:36:05Z</meta:creation-date>
    <dc:date>2019-06-29T16:44:22Z</dc:date>
  </office:meta>
</office:document-meta>
</file>